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121900000B05C977F8CF544A1C0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co1" style:family="table-column">
      <style:table-column-properties style:column-width="18.999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1.046cm" style:use-optimal-row-height="false"/>
    </style:style>
    <style:style style:name="ro3" style:family="table-row">
      <style:table-row-properties style:row-height="2cm" style:use-optimal-row-height="false"/>
    </style:style>
    <style:style style:name="ce1" style:family="table-cell">
      <loext:graphic-properties draw:fill="solid" draw:fill-color="#eeeeee"/>
      <style:paragraph-properties fo:border="0.03pt solid #ffffff"/>
    </style:style>
    <style:style style:name="ce2" style:family="table-cell">
      <loext:graphic-properties draw:fill="solid" draw:fill-color="#dddddd"/>
      <style:paragraph-properties fo:border="0.03pt solid #ffffff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998cm" svg:height="1.998cm" svg:x="1cm" svg:y="0.2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orporate Girl </text:p>
                <text:p>Sign In <text:s/>Sign Up <text:s/>Log Out <text:s text:c="25"/>Post!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0.502cm" svg:height="0.646cm" svg:x="10.427cm" svg:y="14.655cm">
          <draw:text-box>
            <text:p text:style-name="P1"/>
          </draw:text-box>
        </draw:frame>
        <draw:frame draw:style-name="gr2" draw:text-style-name="P3" draw:layer="layout" svg:width="1.999cm" svg:height="0.999cm" svg:x="9.584cm" svg:y="14.3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4.098cm" svg:height="1.045cm" svg:x="3.461cm" svg:y="2.80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><text:s/>Shell <text:s text:c="4"/><text:s text:c="13"/><text:s text:c="13"/><text:s text:c="13"/><text:s text:c="13"/><text:s text:c="7"/>▼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9.314cm" svg:x="3.533cm" svg:y="12.88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Company Name: Shell </text:p>
                <text:p>“Shell doesn’t actually have any petrol”</text:p>
                <text:p><text:s text:c="13"/><text:s text:c="13"/><text:s text:c="13"/><text:s text:c="13"/>[Delete Button]</text:p>
              </table:table-cell>
            </table:table-row>
            <table:table-row table:style-name="ro3">
              <table:table-cell table:style-name="gray2">
                <text:p><text:s/>Company Name: Amazon</text:p>
                <text:p><text:span text:style-name="T1">“ </text:span><text:span text:style-name="T1">How </text:span><text:span text:style-name="T1">come </text:span><text:span text:style-name="T1">there </text:span><text:span text:style-name="T1">are </text:span>so many Alie Express office supplies orders at the Amazon Headquarters?”</text:p>
                <text:p text:style-name="P4"><text:span text:style-name="T2"><text:s text:c="13"/></text:span><text:span text:style-name="T2"><text:s text:c="13"/></text:span><text:span text:style-name="T2"><text:s text:c="13"/></text:span><text:span text:style-name="T2"><text:s text:c="5"/></text:span><text:span text:style-name="T1">[Delete </text:span><text:span text:style-name="T1">Button]</text:span></text:p>
              </table:table-cell>
            </table:table-row>
            <table:table-row table:style-name="ro3">
              <table:table-cell table:style-name="gray1">
                <text:p><text:s/>Company Name: Twitter</text:p>
                <text:p>“ I heard Twitter is not going to be able to pay their landlord in London this month”</text:p>
                <text:p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[Delete Button]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121900000B05C977F8CF544A1C0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15:11:36.235199726</meta:creation-date>
    <dc:date>2023-01-31T15:41:44.902348584</dc:date>
    <meta:editing-duration>PT9M35S</meta:editing-duration>
    <meta:editing-cycles>1</meta:editing-cycles>
    <meta:document-statistic meta:object-count="5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/>
</file>